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OLAR HIDALGO, MARIO NEDE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2943331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CO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OLAR HIDALGO, MARIO NED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294333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PUMA TORRES, GERMAN LUIS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392418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5"><text:span text:style-name="T8">25/06/2021</text:span><text:span text:style-name="T5"> 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23">AEREO </text:p>
          </table:table-cell>
          <table:table-cell table:style-name="Tabla1.E3" office:value-type="string">
            <text:p text:style-name="P19">25/06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30 - Servicio de Transporte Terrestre</text:p>
          </table:table-cell>
          <table:table-cell table:style-name="Tableau1.A2" office:value-type="string">
            <text:p text:style-name="P13">7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21</text:p>
            <text:p text:style-name="P11"/>
          </table:table-cell>
        </table:table-row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6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08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29</text:p>
          </table:table-cell>
        </table:table-row>
      </table:table>
      <text:p text:style-name="P20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</table:table>
      <text:p text:style-name="P20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VIASCA JUANIT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6-25T01:43:17</dc:date>
    <meta:editing-duration>P5DT5H5M7S</meta:editing-duration>
    <meta:editing-cycles>52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64"/>
  </office:meta>
</office:document-meta>
</file>